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8cm" fo:min-width="1.024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909cm" fo:min-width="4.199cm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4.199cm"/>
    </style:style>
    <style:style style:name="gr4" style:family="graphic" style:parent-style-name="standard">
      <style:graphic-properties draw:fill-color="#ff0000" draw:opacity="100%" draw:textarea-horizontal-align="justify" draw:textarea-vertical-align="middle" draw:auto-grow-height="false" fo:min-height="1.909cm" fo:min-width="4.199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1.909cm" fo:min-width="4.199cm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1.909cm" fo:min-width="4.199cm"/>
    </style:style>
    <style:style style:name="gr7" style:family="graphic" style:parent-style-name="standard">
      <style:graphic-properties draw:textarea-horizontal-align="justify" draw:textarea-vertical-align="middle" draw:auto-grow-height="false" fo:min-height="0.957cm" fo:min-width="0.70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3.564cm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.893cm" fo:min-width="3.564cm"/>
    </style:style>
    <style:style style:name="gr15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0000" draw:opacity="100%"/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0000" draw:opacity="100%"/>
      <style:paragraph-properties fo:text-align="center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048cm" svg:height="2.794cm" svg:x="14.081cm" svg:y="14.97cm">
          <text:p text:style-name="P1">Engin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2" draw:id="id2" draw:layer="layout" svg:width="4.699cm" svg:height="2.159cm" svg:x="6.842cm" svg:y="4.556cm">
          <text:p text:style-name="P2">WAIT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" draw:id="id1" draw:layer="layout" svg:width="4.699cm" svg:height="2.159cm" svg:x="6.842cm" svg:y="1.508cm">
          <text:p text:style-name="P1">QUEUE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3" draw:id="id3" draw:layer="layout" svg:width="4.699cm" svg:height="2.159cm" svg:x="6.842cm" svg:y="11.541cm">
          <text:p text:style-name="P2">EXECUT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5" draw:id="id5" draw:layer="layout" svg:width="4.699cm" svg:height="2.159cm" svg:x="8.366cm" svg:y="17.764cm">
          <text:p text:style-name="P5"><text:span text:style-name="T1">ERR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8" draw:id="id8" draw:layer="layout" svg:width="4.699cm" svg:height="2.159cm" svg:x="7.731cm" svg:y="26.019cm">
          <text:p text:style-name="P5"><text:span text:style-name="T1">CANCELL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6" draw:id="id6" draw:layer="layout" svg:width="4.699cm" svg:height="2.159cm" svg:x="14.208cm" svg:y="25.892cm">
          <text:p text:style-name="P1">DON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xml:id="id7" draw:id="id7" draw:layer="layout" svg:width="2.413cm" svg:height="2.413cm" svg:x="7.604cm" svg:y="21.828cm">
          <text:p text:style-name="P1">Us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8" draw:layer="layout" svg:x1="9.192cm" svg:y1="3.667cm" svg:x2="9.192cm" svg:y2="4.556cm" draw:start-shape="id1" draw:start-glue-point="6" draw:end-shape="id2" draw:end-glue-point="4" svg:d="M9192 3667v889" svg:viewBox="0 0 1 890">
          <text:p/>
        </draw:connector>
        <draw:connector draw:style-name="gr8" draw:text-style-name="P8" draw:layer="layout" svg:x1="9.192cm" svg:y1="13.7cm" svg:x2="15.605cm" svg:y2="14.97cm" draw:start-shape="id3" draw:start-glue-point="6" draw:end-shape="id4" draw:end-glue-point="4" svg:d="M9192 13700v635h6413v635" svg:viewBox="0 0 6414 1271">
          <text:p/>
        </draw:connector>
        <draw:connector draw:style-name="gr9" draw:text-style-name="P8" draw:layer="layout" svg:x1="14.081cm" svg:y1="16.367cm" svg:x2="10.716cm" svg:y2="17.764cm" draw:start-shape="id4" draw:start-glue-point="5" draw:end-shape="id5" draw:end-glue-point="4" svg:d="M14081 16367h-3365v1397" svg:viewBox="0 0 3366 1398">
          <text:p text:style-name="P1">Error</text:p>
        </draw:connector>
        <draw:connector draw:style-name="gr9" draw:text-style-name="P8" draw:layer="layout" svg:x1="15.605cm" svg:y1="17.764cm" svg:x2="16.558cm" svg:y2="25.892cm" draw:start-shape="id4" draw:start-glue-point="6" draw:end-shape="id6" draw:end-glue-point="4" svg:d="M15605 17764v4064h953v4064" svg:viewBox="0 0 954 8129">
          <text:p text:style-name="P1">No Error</text:p>
        </draw:connector>
        <draw:connector draw:style-name="gr8" draw:text-style-name="P8" draw:layer="layout" svg:x1="10.716cm" svg:y1="19.923cm" svg:x2="8.811cm" svg:y2="21.828cm" draw:start-shape="id5" draw:start-glue-point="6" draw:end-shape="id7" draw:end-glue-point="4" svg:d="M10716 19923v952h-1905v953" svg:viewBox="0 0 1906 1906">
          <text:p/>
        </draw:connector>
        <draw:connector draw:style-name="gr9" draw:text-style-name="P8" draw:layer="layout" svg:x1="8.811cm" svg:y1="24.241cm" svg:x2="10.081cm" svg:y2="26.019cm" draw:start-shape="id7" draw:start-glue-point="6" draw:end-shape="id8" draw:end-glue-point="4" svg:d="M8811 24241v889h1270v889" svg:viewBox="0 0 1271 1779">
          <text:p text:style-name="P1">Cancelled</text:p>
        </draw:connector>
        <draw:connector draw:style-name="gr9" draw:text-style-name="P8" draw:layer="layout" svg:x1="7.604cm" svg:y1="23.035cm" svg:x2="6.842cm" svg:y2="2.588cm" draw:start-shape="id7" draw:start-glue-point="5" draw:end-shape="id1" draw:end-glue-point="5" svg:d="M7604 23035h-1264v-20447h502" svg:viewBox="0 0 1265 20448">
          <text:p text:style-name="P1">ReSubmit</text:p>
        </draw:connector>
        <draw:connector draw:style-name="gr8" draw:text-style-name="P8" draw:layer="layout" svg:x1="10.081cm" svg:y1="28.178cm" svg:x2="8.811cm" svg:y2="21.828cm" draw:start-shape="id8" draw:start-glue-point="6" draw:end-shape="id7" draw:end-glue-point="4" svg:d="M10081 28178v501h-2979v-7353h1709v502" svg:viewBox="0 0 2980 7354">
          <text:p/>
        </draw:connector>
        <draw:connector draw:style-name="gr8" draw:text-style-name="P8" draw:layer="layout" svg:x1="9.192cm" svg:y1="6.715cm" svg:x2="9.191cm" svg:y2="7.985cm" draw:start-shape="id2" draw:start-glue-point="6" draw:end-shape="id9" svg:d="M9192 6715v635h-1v635" svg:viewBox="0 0 2 1271">
          <text:p/>
        </draw:connector>
        <draw:custom-shape draw:style-name="gr4" draw:text-style-name="P9" xml:id="id9" draw:id="id9" draw:layer="layout" svg:width="4.699cm" svg:height="2.159cm" svg:x="6.842cm" svg:y="7.985cm">
          <text:p text:style-name="P2">STARTIN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9.192cm" svg:y1="10.144cm" svg:x2="9.192cm" svg:y2="11.541cm" draw:start-shape="id9" draw:start-glue-point="6" draw:end-shape="id3" draw:end-glue-point="4" svg:d="M9192 10144v1397" svg:viewBox="0 0 1 1398">
          <text:p/>
        </draw:connector>
        <draw:frame draw:style-name="gr10" draw:text-style-name="P10" draw:layer="layout" svg:width="5.163cm" svg:height="1.651cm" svg:x="12.601cm" svg:y="1.508cm">
          <draw:text-box>
            <text:p><text:span text:style-name="T2">Database Queue</text:span></text:p>
            <text:p><text:span text:style-name="T2">(The real one)</text:span></text:p>
          </draw:text-box>
        </draw:frame>
        <draw:frame draw:style-name="gr11" draw:text-style-name="P10" draw:layer="layout" svg:width="7.112cm" svg:height="2.759cm" svg:x="12.43cm" svg:y="4.138cm">
          <draw:text-box>
            <text:p><text:span text:style-name="T2">ID in Java queue</text:span></text:p>
            <text:p><text:span text:style-name="T2">Just to allow multithread jobs waiting for execution result output</text:span></text:p>
          </draw:text-box>
        </draw:frame>
        <draw:frame draw:style-name="gr12" draw:text-style-name="P10" draw:layer="layout" svg:width="5.163cm" svg:height="1.778cm" svg:x="12.474cm" svg:y="7.858cm">
          <draw:text-box>
            <text:p><text:span text:style-name="T2">Servlet called but no executionId yet</text:span></text:p>
          </draw:text-box>
        </draw:frame>
        <draw:frame draw:style-name="gr12" draw:text-style-name="P10" draw:layer="layout" svg:width="5.163cm" svg:height="1.778cm" svg:x="12.43cm" svg:y="11.668cm">
          <draw:text-box>
            <text:p><text:span text:style-name="T2">ExecutionId created from here</text:span></text:p>
          </draw:text-box>
        </draw:frame>
        <draw:custom-shape draw:style-name="gr13" draw:text-style-name="P1" draw:layer="layout" svg:width="4.064cm" svg:height="1.016cm" svg:x="1.381cm" svg:y="26.019cm">
          <text:p text:style-name="P1">Can modif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3" draw:layer="layout" svg:width="4.064cm" svg:height="1.143cm" svg:x="1.381cm" svg:y="27.289cm">
          <text:p text:style-name="P1">Readonl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5" draw:text-style-name="P8" draw:layer="layout" svg:x1="1.889cm" svg:y1="0.746cm" svg:x2="1.889cm" svg:y2="4.175cm">
          <text:p text:style-name="P1">Managed by </text:p>
          <text:p text:style-name="P1">pool Engine</text:p>
        </draw:line>
        <draw:line draw:style-name="gr15" draw:text-style-name="P8" draw:layer="layout" svg:x1="3.54cm" svg:y1="4.429cm" svg:x2="3.54cm" svg:y2="13.7cm">
          <text:p text:style-name="P1"/>
          <text:p text:style-name="P1">Managed by Cerberus execution engine.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3T23:24:04.268456155</meta:creation-date>
    <dc:date>2017-08-01T15:13:29.210833760</dc:date>
    <meta:editing-duration>P1DT5H9M43S</meta:editing-duration>
    <meta:editing-cycles>8</meta:editing-cycles>
    <meta:generator>LibreOffice/5.3.1.2$Linux_X86_64 LibreOffice_project/30m0$Build-2</meta:generator>
    <meta:document-statistic meta:object-count="27"/>
  </office:meta>
</office:document-meta>
</file>